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paragraph-properties fo:margin-left="0cm" fo:margin-right="0cm" fo:text-indent="0cm" style:auto-text-indent="false"/>
    </style:style>
    <style:style style:name="P2" style:family="paragraph" style:parent-style-name="Heading_20_5">
      <style:paragraph-properties fo:margin-left="0cm" fo:margin-right="0cm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</style:style>
    <style:style style:name="P6" style:family="paragraph" style:parent-style-name="Text_20_body" style:list-style-name="L1">
      <style:paragraph-properties fo:margin-left="0cm" fo:margin-right="0cm" fo:text-align="start" style:justify-single-word="false" fo:text-indent="0cm" style:auto-text-indent="false" style:writing-mode="lr-tb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</style:style>
    <style:style style:name="P8" style:family="paragraph" style:parent-style-name="Text_20_body" style:list-style-name="L2">
      <style:paragraph-properties fo:margin-left="0cm" fo:margin-right="0cm" fo:text-align="start" style:justify-single-word="false" fo:text-indent="0cm" style:auto-text-indent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yui_3_18_1_1_1743089649019_2622"/>La fac étant fermée, je vous propose de me rendre un .pdf sur lequel vous travaillez environ 2 H (plus si vous le souhaitez) suivant le déroulé du cours suivant. Je regarderai vos rendus dimanche soir.</text:p>
      <text:h text:style-name="P2" text:outline-level="5"><text:bookmark text:name="yui_3_18_1_1_1743089649019_2498"/>Correction DST</text:h>
      <text:p text:style-name="P4"><text:bookmark text:name="yui_3_18_1_1_1743089649019_2556"/>Vos réactions / questions par rapport </text:p>
      <text:list text:style-name="L1">
        <text:list-item>
          <text:p text:style-name="P5"><text:bookmark text:name="yui_3_18_1_1_1743089649019_2543"/><text:bookmark text:name="yui_3_18_1_1_1743089649019_2542"/>à la notation</text:p>
        </text:list-item>
        <text:list-item>
          <text:p text:style-name="P6"><text:bookmark text:name="yui_3_18_1_1_1743089649019_2544"/>à la correction proposée</text:p>
        </text:list-item>
      </text:list>
      <text:h text:style-name="P2" text:outline-level="5"><text:bookmark text:name="yui_3_18_1_1_1743089649019_3339"/>Environnement projet</text:h>
      <text:list text:style-name="L2">
        <text:list-item>
          <text:p text:style-name="P7"><text:bookmark text:name="yui_3_18_1_1_1743089649019_4723"/><text:bookmark text:name="yui_3_18_1_1_1743089649019_3594"/>faire une arborescence semblable à celle qui est proposée sur le cours (cf environnement); </text:p>
        </text:list-item>
        <text:list-item>
          <text:p text:style-name="P7"><text:bookmark text:name="yui_3_18_1_1_1743089649019_3645"/>créer un _site.yml et le faire fonctionner</text:p>
        </text:list-item>
        <text:list-item>
          <text:p text:style-name="P8"><text:bookmark text:name="yui_3_18_1_1_1743089649019_4003"/>mettre sur votre git les 2 premiers html de votre projet </text:p>
        </text:list-item>
      </text:list>
      <text:p text:style-name="P3"><text:bookmark text:name="yui_3_18_1_1_1743089649019_4778"/>Dans le rapport, mettre la copie d'écran de votre arborescence, de votre _site.yml et le lien vers votre site</text:p>
      <text:h text:style-name="P1" text:outline-level="5"><text:bookmark text:name="yui_3_18_1_1_1743089649019_6534"/>Traitement</text:h>
      <text:p text:style-name="P3"><text:bookmark text:name="yui_3_18_1_1_1743089649019_6706"/>Commenter le code du début de la correction du devoir</text:p>
      <text:p text:style-name="P3"><text:bookmark text:name="yui_3_18_1_1_1743089649019_7864"/>Faire un schéma de géotraitement rapide pour vos données et proposez le code</text:p>
      <text:p text:style-name="P3"><text:bookmark text:name="yui_3_18_1_1_1743089649019_9342"/>Dans le rapport, mettre la copie d'écran du code commenté, le schéma, et le code</text:p>
      <text:h text:style-name="P1" text:outline-level="5"><text:bookmark text:name="yui_3_18_1_1_1743089649019_15190"/>Attention</text:h>
      <text:p text:style-name="Text_20_body">Même si le rendu du .pdf reste individuel, vous pouvez bien sûr commencer à travailler avec votre groupe.</text:p>
      <text:h text:style-name="P1" text:outline-level="5"><text:bookmark text:name="yui_3_18_1_1_1743089649019_12162"/></text:h>
      <text:p text:style-name="Standard">Désormais, le cours est ici pour les groupes 6 et 7. Voir l'item *traitement* pour les consignes du cours du jeudi 27 mars qui n'a pas lieu suite au blocage de la fac. </text:p>
      <text:p text:style-name="Standard"/>
      <text:p text:style-name="Standard"/>
      <text:p text:style-name="Standard">Groupe 6 et 7 - oral au dernier cours</text:p>
      <text:p text:style-name="Standard">Attention, ce cours sera le dernier avant le rendu du projet. Un oral de 5 mn par groupe est prévu. </text:p>
      <text:p text:style-name="Standard"/>
      <text:p text:style-name="Standard"/>
      <text:p text:style-name="P4">Par groupe 5 mn. </text:p>
      <text:p text:style-name="P4">Ces oraux permettront de créer des attentes par rapport aux projets, la notation des projets se fera ensuite sur ces attentes.</text:p>
      <text:p text:style-name="Standard">Groupe 6 et 7 - Oral le 3 avri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6:49:34.055000000</meta:creation-date>
    <dc:date>2025-03-27T21:46:01.717000000</dc:date>
    <meta:editing-duration>PT4H56M28S</meta:editing-duration>
    <meta:editing-cycles>1</meta:editing-cycles>
    <meta:document-statistic meta:table-count="0" meta:image-count="0" meta:object-count="0" meta:page-count="1" meta:paragraph-count="22" meta:word-count="263" meta:character-count="1426" meta:non-whitespace-character-count="1184"/>
    <meta:generator>LibreOffice/7.6.0.3$Windows_X86_64 LibreOffice_project/69edd8b8ebc41d00b4de3915dc82f8f0fc3b6265</meta:generator>
  </office:meta>
</office:document-meta>
</file>